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name-asian="標楷體" style:font-size-asian="14pt" style:font-name-complex="Times New Roman1" style:font-size-complex="14pt"/>
    </style:style>
    <style:style style:name="T2" style:family="text">
      <style:text-properties style:font-name="Times New Roman" fo:font-size="10pt" style:font-name-asian="標楷體" style:font-size-asian="10pt" style:font-name-complex="Times New Roman1" style:font-size-complex="10pt"/>
    </style:style>
    <style:style style:name="T3" style:family="text">
      <style:text-properties style:font-name="Times New Roman" style:font-name-asian="標楷體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案場應遵行事項</text:span><text:span text:style-name="T2">(110.03.23</text:span><text:bookmark text:name="_GoBack"/><text:span text:style-name="T2">)</text:span></text:p>
      <text:p text:style-name="Standard"><text:span text:style-name="T3">1.如非案場所有者申請，需提供委託清理文件。</text:span></text:p>
      <text:p text:style-name="Standard"><text:span text:style-name="T3">2.簽署【廢太陽光電板排出登記清除處理切結書】，以確認資料填寫無誤。</text:span></text:p>
      <text:p text:style-name="Standard"><text:span text:style-name="T3">3.政府機關自身或委託營運案場至「廢太陽光電板回收服務管理資訊系統」申請帳戶時，應提出機關函文，證明該案場排出之廢太陽光電板清除、處理權責對象及費用。</text:span></text:p>
      <text:p text:style-name="Standard"><text:span text:style-name="T3">4.如屬「補助年代」案場，需提供「竣工報告書」以利確認設備登記編號及太陽光電板片數。</text:span></text:p>
      <text:p text:style-name="Standard"><text:span text:style-name="T3">5.如案場排出之第一批廢太陽光電板為化合物型太陽光電板(砷化鎵、碲化鎘；硫化鎘及銅銦鎵二硒)時，應檢附TCLP重金屬檢驗文件。</text:span></text:p>
      <text:p text:style-name="Standard"><text:span text:style-name="T3">6.如原設計無鋁框者，需提供產品型錄以資證明。</text:span></text:p>
      <text:p text:style-name="Standard"><text:span text:style-name="T3">7.填寫【01案場排出表】，前述表單之生成，由案場至廢太陽光電板回收服務管理資訊系統(以下簡稱資訊系統PVIS)填寫。</text:span></text:p>
      <text:p text:style-name="Standard"><text:span text:style-name="T3">8.不符合允收標準之數量需註記；包括該案場排出數量超出能源局同意函之設備數量，且於排出前完成繳交清除處理費用。</text:span></text:p>
      <text:p text:style-name="Standard"><text:span text:style-name="T3">9.應先與清除機構、處理機構簽署委託清除、處理合約，並上傳至PVIS，前述文件最晚須於案場排出審查第2階段(即將規劃清除處理前)提出。</text:span></text:p>
      <text:p text:style-name="Standard"><text:span text:style-name="T3">10.案場上傳清除處理合約內容請依下列規範上傳：</text:span></text:p>
      <text:p text:style-name="Standard"><text:span text:style-name="T3">(1)採「廢棄物清理法」第28條第1項第2款至第4款規定之方式清除、處理事業廢棄物者受託清除及處理者非屬同一時，清除、處理書面契約應分別簽訂。</text:span></text:p>
      <text:p text:style-name="Standard"><text:span text:style-name="T3">(2)未達中央主管機關公告一規模以上之事業，其委託清除、處理之書面契約得共同簽訂。</text:span></text:p>
      <text:p text:style-name="Standard"><text:span text:style-name="T3">(3)清除、處理機構從事廢棄物清除、處理業務，應事先與委託人訂定契約書，並保存3年，以備主管機關查驗。但受託清除、處理因天然災害或緊急事故產生之廢棄物者，不在此限。</text:span></text:p>
      <text:p text:style-name="Standard"><text:span text:style-name="T3">11.案場排出之廢太陽光電板，得由排出者負責拆除，並整齊堆放於棧板上；於拆卸過程中，為避免受傷和灰塵吸入，應戴保護帽、手套、防護眼鏡及工作服等符合勞工安全規範之配備。</text:span></text:p>
      <text:p text:style-name="Standard"><text:span text:style-name="T3">12.廢太陽光電板應置於棧板上，將面板光源接收面向下覆蓋堆疊，有序號該面需統一放置一側，最多以20片為一落，並用繩子等固定材固定，另應明顯標示廢棄物之產源名稱、日期、數量等供識別之資訊。</text:span></text:p>
      <text:p text:style-name="Standard"><text:span text:style-name="T3">13.廢太陽光電板應依前項方式辦理，若無法整齊堆放時，應放置於太空包或其他防止廢玻璃掉(散)落之固定容器內。</text:span></text:p>
      <text:p text:style-name="Standard"><text:span text:style-name="T3">14.廢太陽光電板依樣態不同(包括但不限於大小、形狀、有無鋁框等)分區貯存並清楚標示。</text:span></text:p>
      <text:p text:style-name="Standard"><text:span text:style-name="T3">15.為避免雨水滲入導致感電風險及太陽光照射後發電可能性，廢太陽光電板需使用不透光不透水遮布覆蓋。</text:span></text:p>
      <text:p text:style-name="Standard"><text:span text:style-name="T3">16.應確保廢太陽光電板相關登記資訊完整(如外框、標籤等)，現場需使用吊掛</text:span><text:soft-page-break/><text:span text:style-name="T3">車、堆高機等機具搬運至清除車輛，且應避免使用夾子車等機具破壞原型。</text:span></text:p>
      <text:p text:style-name="Standard"><text:span text:style-name="T3">17.如案場積欠清理費用未繳納，專案管理小組將不予以安排清運作業。</text:span></text:p>
      <text:p text:style-name="Standard"><text:span text:style-name="T3">18.若排出者未依規定將廢太陽光電板置於指定地點，以致產生額外相關費用，得由案場排出者自行支付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Times New Roman1" svg:font-family="'Times New Roman'" style:font-family-generic="system" style:font-pitch="variable"/>
    <style:font-face style:name="新細明體" svg:font-family="新細明體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loext:opacity="0%" style:font-name="Calibri" fo:font-size="12pt" fo:language="en" fo:country="US" style:letter-kerning="true" style:font-name-asian="新細明體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TC" style:font-family-asian="'Noto Sans T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format="甲, 乙, 丙, ..." text:display-levels="2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殷紹翔</meta:initial-creator>
    <dc:creator>邱文琳</dc:creator>
    <meta:editing-cycles>2</meta:editing-cycles>
    <meta:creation-date>2021-03-23T06:09:00</meta:creation-date>
    <dc:date>2021-03-23T06:09:00</dc:date>
    <meta:editing-duration>P0D</meta:editing-duration>
    <meta:generator>LibreOffice/7.0.4.2$Windows_X86_64 LibreOffice_project/dcf040e67528d9187c66b2379df5ea4407429775</meta:generator>
    <meta:document-statistic meta:table-count="0" meta:image-count="0" meta:object-count="0" meta:page-count="2" meta:paragraph-count="22" meta:word-count="1093" meta:character-count="1149" meta:non-whitespace-character-count="1149"/>
    <meta:user-defined meta:name="AppVersion">16.0000</meta:user-defined>
    <meta:template xlink:type="simple" xlink:actuate="onRequest" xlink:title="Normal" xlink:href=""/>
  </office:meta>
</office:document-meta>
</file>